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6E00002A23000019684919EFC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f1f1f" style:font-name="Google Sans" fo:font-size="15pt" fo:letter-spacing="normal" fo:font-style="normal" fo:font-weight="normal"/>
    </style:style>
    <style:style style:name="T2" style:family="text">
      <style:text-properties fo:font-variant="normal" fo:text-transform="none" fo:color="#1f1f1f" fo:letter-spacing="normal"/>
    </style:style>
    <style:style style:name="T3" style:family="text">
      <style:text-properties fo:font-variant="normal" fo:text-transform="none" fo:color="#040c28" style:font-name="Google Sans" fo:font-size="15pt" fo:letter-spacing="normal" fo:font-style="normal" fo:font-weight="bold" fo:background-color="#d3e3f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0.786cm" svg:height="6.503cm" draw:z-index="0"><draw:image xlink:href="Pictures/2000006E00002A23000019684919EFC6.svm" xlink:type="simple" xlink:show="embed" xlink:actuate="onLoad"/></draw:frame></text:p>
      <text:p text:style-name="Standard"/>
      <text:p text:style-name="Standard"/>
      <text:p text:style-name="Standard"/>
      <text:p text:style-name="Standard">Warum ist Methan so gefährlich für das Klima?</text:p>
      <text:p text:style-name="Standard"/>
      <text:p text:style-name="Standard"/>
      <text:p text:style-name="P1"><text:span text:style-name="T1">Gelangt </text:span><text:span text:style-name="T3">Methan</text:span><text:span text:style-name="T2"> </text:span><text:span text:style-name="T1">in die Erdatmosphäre, dann oxidiert es zu Kohlenstoffmonoxid und Kohlenstoffdioxid. Die Freisetzung von </text:span><text:span text:style-name="T3">Methan</text:span><text:span text:style-name="T2"> </text:span><text:span text:style-name="T1">führt zudem zur Bildung des Schadstoffs Ozon, das die Gesundheit gefährden und die Umwelt schädigen kann. </text:span><text:span text:style-name="T3">Methan</text:span><text:span text:style-name="T2"> </text:span><text:span text:style-name="T1">ist somit ein Treibhausgas, das wesentlich zur Erderwärmung beiträgt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Muster</meta:initial-creator>
    <meta:creation-date>2024-04-12T09:07:18.12</meta:creation-date>
    <meta:document-statistic meta:table-count="0" meta:image-count="1" meta:object-count="0" meta:page-count="1" meta:paragraph-count="2" meta:word-count="50" meta:character-count="354"/>
    <dc:date>2024-04-12T09:09:01.78</dc:date>
    <dc:creator>Anton Muster</dc:creator>
    <meta:editing-duration>PT1M44S</meta:editing-duration>
    <meta:editing-cycles>1</meta:editing-cycles>
    <meta:generator>OpenOffice/4.1.11$Win32 OpenOffice.org_project/4111m1$Build-9808</meta:generator>
  </office:meta>
</office:document-meta>
</file>